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C0000014EEEBB4F6A701534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457e1"/>
    </style:style>
    <style:style style:name="T2" style:family="text">
      <style:text-properties officeooo:rsid="000a32f1"/>
    </style:style>
    <style:style style:name="T3" style:family="text">
      <style:text-properties officeooo:rsid="000ca1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3">724 – PAGAR PICKING</text:span></text:p>
      <text:p text:style-name="P1"><draw:frame draw:style-name="fr1" draw:name="Figura1" text:anchor-type="paragraph" svg:width="17cm" svg:height="4.946cm" draw:z-index="0"><draw:image xlink:href="Pictures/100000000000047C0000014EEEBB4F6A701534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5:12:09.083000000</dc:date>
    <meta:editing-duration>PT3H33M27S</meta:editing-duration>
    <meta:editing-cycles>9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31" meta:non-whitespace-character-count="25"/>
  </office:meta>
</office:document-meta>
</file>